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701in"/>
    </style:style>
    <style:style style:name="co7" style:family="table-column">
      <style:table-column-properties fo:break-before="auto" style:column-width="1.43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179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fo:background-color="#ffffcc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8"/>
        <table:table-column table:style-name="co4" table:number-columns-repeated="10" table:default-cell-style-name="ce5"/>
        <table:table-column table:style-name="co4" table:default-cell-style-name="ce11"/>
        <table:table-column table:style-name="co4" table:default-cell-style-name="ce13"/>
        <table:table-column table:style-name="co7" table:default-cell-style-name="ce13"/>
        <table:table-column table:style-name="co4" table:number-columns-repeated="11" table:default-cell-style-name="ce13"/>
        <table:table-column table:style-name="co8" table:default-cell-style-name="Default"/>
        <table:table-column table:style-name="co4" table:number-columns-repeated="35" table:default-cell-style-name="ce13"/>
        <table:table-column table:style-name="co9" table:number-columns-repeated="952" table:default-cell-style-name="Default"/>
        <table:table-row table:style-name="ro3">
          <table:table-cell table:style-name="ce1" office:value-type="string" table:number-columns-spanned="22" table:number-rows-spanned="1">
            <text:p>Shelves</text:p>
          </table:table-cell>
          <table:covered-table-cell table:number-columns-repeated="21" table:style-name="Default"/>
          <table:table-cell table:style-name="Default" table:number-columns-repeated="14"/>
          <table:table-cell/>
          <table:table-cell table:style-name="Default" table:number-columns-repeated="35"/>
          <table:table-cell table:number-columns-repeated="952"/>
        </table:table-row>
        <table:table-row table:style-name="ro3">
          <table:table-cell table:style-name="ce1"/>
          <table:table-cell table:style-name="ce4" office:value-type="string" table:number-columns-spanned="10" table:number-rows-spanned="1">
            <text:p>1 through 10</text:p>
          </table:table-cell>
          <table:covered-table-cell table:number-columns-repeated="9" table:style-name="Default"/>
          <table:table-cell table:style-name="ce7"/>
          <table:table-cell table:style-name="ce10" office:value-type="string" table:number-columns-spanned="10" table:number-rows-spanned="1">
            <text:p>11 through 20</text:p>
          </table:table-cell>
          <table:covered-table-cell table:number-columns-repeated="9" table:style-name="Default"/>
          <table:table-cell table:style-name="Default" table:number-columns-repeated="14"/>
          <table:table-cell/>
          <table:table-cell table:style-name="ce14" table:number-columns-spanned="35" table:number-rows-spanned="1"/>
          <table:covered-table-cell table:number-columns-repeated="34" table:style-name="Default"/>
          <table:table-cell table:number-columns-repeated="952"/>
        </table:table-row>
        <table:table-row table:style-name="ro3">
          <table:table-cell office:value-type="string">
            <text:p>M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vv</text:p>
          </table:table-cell>
          <table:table-cell office:value-type="string">
            <text:p>M11</text:p>
          </table:table-cell>
          <table:table-cell office:value-type="string">
            <text:p>M12</text:p>
          </table:table-cell>
          <table:table-cell office:value-type="string">
            <text:p>M13</text:p>
          </table:table-cell>
          <table:table-cell office:value-type="string">
            <text:p>M14</text:p>
          </table:table-cell>
          <table:table-cell office:value-type="string">
            <text:p>M15</text:p>
          </table:table-cell>
          <table:table-cell office:value-type="string">
            <text:p>M16</text:p>
          </table:table-cell>
          <table:table-cell office:value-type="string">
            <text:p>M17</text:p>
          </table:table-cell>
          <table:table-cell office:value-type="string">
            <text:p>M18</text:p>
          </table:table-cell>
          <table:table-cell office:value-type="string">
            <text:p>M19</text:p>
          </table:table-cell>
          <table:table-cell office:value-type="string">
            <text:p>M20</text:p>
          </table:table-cell>
          <table:table-cell office:value-type="string">
            <text:p>SS</text:p>
          </table:table-cell>
          <table:table-cell/>
          <table:table-cell office:value-type="string">
            <text:p>PS:H14.2</text:p>
          </table:table-cell>
          <table:table-cell table:number-columns-repeated="999"/>
        </table:table-row>
        <table:table-row table:style-name="ro3">
          <table:table-cell office:value-type="string">
            <text:p>L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^^</text:p>
          </table:table-cell>
          <table:table-cell office:value-type="string">
            <text:p>L11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L14</text:p>
          </table:table-cell>
          <table:table-cell office:value-type="string">
            <text:p>L15</text:p>
          </table:table-cell>
          <table:table-cell office:value-type="string">
            <text:p>L16</text:p>
          </table:table-cell>
          <table:table-cell office:value-type="string">
            <text:p>L17</text:p>
          </table:table-cell>
          <table:table-cell office:value-type="string">
            <text:p>L18</text:p>
          </table:table-cell>
          <table:table-cell office:value-type="string">
            <text:p>L19</text:p>
          </table:table-cell>
          <table:table-cell office:value-type="string">
            <text:p>L20</text:p>
          </table:table-cell>
          <table:table-cell office:value-type="string">
            <text:p>SS</text:p>
          </table:table-cell>
          <table:table-cell/>
          <table:table-cell office:value-type="string">
            <text:p>JP:C16.1</text:p>
          </table:table-cell>
          <table:table-cell table:number-columns-repeated="999"/>
        </table:table-row>
        <table:table-row table:style-name="ro3">
          <table:table-cell office:value-type="string">
            <text:p>K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vv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SS</text:p>
          </table:table-cell>
          <table:table-cell/>
          <table:table-cell office:value-type="string">
            <text:p>SS:L6.5</text:p>
          </table:table-cell>
          <table:table-cell table:number-columns-repeated="999"/>
        </table:table-row>
        <table:table-row table:style-name="ro3">
          <table:table-cell table:style-name="ce3" office:value-type="string">
            <text:p>J</text:p>
          </table:table-cell>
          <table:table-cell table:style-name="ce6" office:value-type="string">
            <text:p>J1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3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5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7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9</text:p>
          </table:table-cell>
          <table:table-cell table:style-name="ce6" office:value-type="string">
            <text:p>J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J11</text:p>
          </table:table-cell>
          <table:table-cell table:style-name="ce6" office:value-type="string">
            <text:p>J12</text:p>
          </table:table-cell>
          <table:table-cell table:style-name="ce6" office:value-type="string">
            <text:p>J13</text:p>
          </table:table-cell>
          <table:table-cell table:style-name="ce6" office:value-type="string">
            <text:p>J14</text:p>
          </table:table-cell>
          <table:table-cell table:style-name="ce6" office:value-type="string">
            <text:p>J15</text:p>
          </table:table-cell>
          <table:table-cell table:style-name="ce6" office:value-type="string">
            <text:p>J16</text:p>
          </table:table-cell>
          <table:table-cell table:style-name="ce6" office:value-type="string">
            <text:p>J17</text:p>
          </table:table-cell>
          <table:table-cell table:style-name="ce6" office:value-type="string">
            <text:p>J18</text:p>
          </table:table-cell>
          <table:table-cell table:style-name="ce6" office:value-type="string">
            <text:p>J19</text:p>
          </table:table-cell>
          <table:table-cell table:style-name="ce6" office:value-type="string">
            <text:p>J20</text:p>
          </table:table-cell>
          <table:table-cell table:style-name="ce12"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H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vv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H16</text:p>
          </table:table-cell>
          <table:table-cell office:value-type="string">
            <text:p>H17</text:p>
          </table:table-cell>
          <table:table-cell office:value-type="string">
            <text:p>H18</text:p>
          </table:table-cell>
          <table:table-cell office:value-type="string">
            <text:p>H19</text:p>
          </table:table-cell>
          <table:table-cell office:value-type="string">
            <text:p>H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G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^^</text:p>
          </table:table-cell>
          <table:table-cell office:value-type="string">
            <text:p>G11</text:p>
          </table:table-cell>
          <table:table-cell office:value-type="string">
            <text:p>G12</text:p>
          </table:table-cell>
          <table:table-cell office:value-type="string">
            <text:p>G13</text:p>
          </table:table-cell>
          <table:table-cell office:value-type="string">
            <text:p>G14</text:p>
          </table:table-cell>
          <table:table-cell office:value-type="string">
            <text:p>G15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office:value-type="string">
            <text:p>G18</text:p>
          </table:table-cell>
          <table:table-cell office:value-type="string">
            <text:p>G19</text:p>
          </table:table-cell>
          <table:table-cell office:value-type="string">
            <text:p>G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F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vv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E</text:p>
          </table:table-cell>
          <table:table-cell table:style-name="ce6" office:value-type="string">
            <text:p>E1</text:p>
          </table:table-cell>
          <table:table-cell table:style-name="ce6" office:value-type="string">
            <text:p>E2</text:p>
          </table:table-cell>
          <table:table-cell table:style-name="ce6" office:value-type="string">
            <text:p>E3</text:p>
          </table:table-cell>
          <table:table-cell table:style-name="ce6" office:value-type="string">
            <text:p>E4</text:p>
          </table:table-cell>
          <table:table-cell table:style-name="ce6" office:value-type="string">
            <text:p>E5</text:p>
          </table:table-cell>
          <table:table-cell table:style-name="ce6" office:value-type="string">
            <text:p>E6</text:p>
          </table:table-cell>
          <table:table-cell table:style-name="ce6" office:value-type="string">
            <text:p>E7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E9</text:p>
          </table:table-cell>
          <table:table-cell table:style-name="ce6" office:value-type="string">
            <text:p>E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E11</text:p>
          </table:table-cell>
          <table:table-cell table:style-name="ce6" office:value-type="string">
            <text:p>E12</text:p>
          </table:table-cell>
          <table:table-cell table:style-name="ce6" office:value-type="string">
            <text:p>E13</text:p>
          </table:table-cell>
          <table:table-cell table:style-name="ce6" office:value-type="string">
            <text:p>E14</text:p>
          </table:table-cell>
          <table:table-cell table:style-name="ce6" office:value-type="string">
            <text:p>E15</text:p>
          </table:table-cell>
          <table:table-cell table:style-name="ce6" office:value-type="string">
            <text:p>E16</text:p>
          </table:table-cell>
          <table:table-cell table:style-name="ce6" office:value-type="string">
            <text:p>E17</text:p>
          </table:table-cell>
          <table:table-cell table:style-name="ce6" office:value-type="string">
            <text:p>E18</text:p>
          </table:table-cell>
          <table:table-cell table:style-name="ce6" office:value-type="string">
            <text:p>E19</text:p>
          </table:table-cell>
          <table:table-cell table:style-name="ce6" office:value-type="string">
            <text:p>E20</text:p>
          </table:table-cell>
          <table:table-cell table:style-name="ce12"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vv</text:p>
          </table:table-cell>
          <table:table-cell office:value-type="string">
            <text:p>D11</text:p>
          </table:table-cell>
          <table:table-cell office:value-type="string">
            <text:p>D12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D15</text:p>
          </table:table-cell>
          <table:table-cell office:value-type="string">
            <text:p>D16</text:p>
          </table:table-cell>
          <table:table-cell office:value-type="string">
            <text:p>D17</text:p>
          </table:table-cell>
          <table:table-cell office:value-type="string">
            <text:p>D18</text:p>
          </table:table-cell>
          <table:table-cell office:value-type="string">
            <text:p>D19</text:p>
          </table:table-cell>
          <table:table-cell office:value-type="string">
            <text:p>D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^^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B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vv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 office:value-type="string">
            <text:p>B17</text:p>
          </table:table-cell>
          <table:table-cell office:value-type="string">
            <text:p>B18</text:p>
          </table:table-cell>
          <table:table-cell office:value-type="string">
            <text:p>B19</text:p>
          </table:table-cell>
          <table:table-cell office:value-type="string">
            <text:p>B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A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^^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JP</text:p>
          </table:table-cell>
          <table:table-cell table:number-columns-repeated="1001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11/21/2020</text:date>, <text:time>12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11-04T23:33:53.93</meta:creation-date>
    <dc:date>2020-11-21T12:03:40.19</dc:date>
    <dc:creator>daulton nelson</dc:creator>
    <meta:editing-duration>PT3H9M6S</meta:editing-duration>
    <meta:editing-cycles>22</meta:editing-cycles>
    <meta:generator>OpenOffice/4.1.4$Win32 OpenOffice.org_project/414m5$Build-9788</meta:generator>
    <meta:document-statistic meta:table-count="3" meta:cell-count="282" meta:object-count="0"/>
  </office:meta>
</office:document-meta>
</file>